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ffff" draw:fill-color="#ffffff" draw:textarea-horizontal-align="justify" draw:textarea-vertical-align="middle" draw:auto-grow-height="false" fo:min-height="1.518cm" fo:min-width="3.39cm"/>
    </style:style>
    <style:style style:name="gr2" style:family="graphic" style:parent-style-name="standard">
      <style:graphic-properties svg:stroke-color="#00ffff" draw:fill-color="#ffffff" draw:textarea-horizontal-align="justify" draw:textarea-vertical-align="middle" draw:auto-grow-height="false" fo:min-height="2cm" fo:min-width="2cm"/>
    </style:style>
    <style:style style:name="gr3" style:family="graphic" style:parent-style-name="standard">
      <style:graphic-properties svg:stroke-color="#00ffff" draw:fill-color="#ffffff" draw:textarea-horizontal-align="justify" draw:textarea-vertical-align="middle" draw:auto-grow-height="false" fo:min-height="2.5cm" fo:min-width="2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svg:stroke-color="#00ffff" draw:fill-color="#ffffff" draw:textarea-horizontal-align="justify" draw:textarea-vertical-align="middle" draw:auto-grow-height="false" fo:min-height="1.01cm" fo:min-width="2.964cm"/>
    </style:style>
    <style:style style:name="gr7" style:family="graphic" style:parent-style-name="standard">
      <style:graphic-properties svg:stroke-color="#00ffff" draw:fill-color="#ffffff" draw:textarea-horizontal-align="justify" draw:textarea-vertical-align="middle" draw:auto-grow-height="false" fo:min-height="1.518cm" fo:min-width="3.036cm"/>
    </style:style>
    <style:style style:name="gr8" style:family="graphic" style:parent-style-name="standard">
      <style:graphic-properties svg:stroke-color="#00ffff" draw:fill-color="#ffffff" draw:textarea-horizontal-align="left" draw:textarea-vertical-align="top" draw:auto-grow-height="false" fo:min-height="5.25cm" fo:min-width="8.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  <style:text-properties fo:font-size="15pt"/>
    </style:style>
    <style:style style:name="T1" style:family="text">
      <style:text-properties fo:font-family="TimesNewRomanPSMT" fo:font-size="15pt" style:font-family-asian="TimesNewRomanPSMT" style:font-size-asian="12pt" style:font-family-complex="TimesNewRomanPSM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cm" svg:height="3.5cm" svg:x="2cm" svg:y="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cm" svg:height="5.5cm" svg:x="2.5cm" svg:y="8.5cm">
          <text:p text:style-name="P1">101 &gt; i &gt; 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6cm" svg:height="5.5cm" svg:x="12cm" svg:y="10cm">
          <text:p text:style-name="P1">i/2 = 0 oraz i/3 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5.5cm" svg:y1="5.5cm" svg:x2="5.5cm" svg:y2="8.5cm" draw:start-shape="id1" draw:start-glue-point="8" draw:end-shape="id2" draw:end-glue-point="4" svg:d="M5500 5500v3000">
          <text:p/>
        </draw:connector>
        <draw:connector draw:style-name="gr5" draw:text-style-name="P1" draw:layer="layout" svg:x1="8.5cm" svg:y1="11.25cm" svg:x2="15cm" svg:y2="10cm" draw:start-shape="id2" draw:start-glue-point="7" draw:end-shape="id3" draw:end-glue-point="4" svg:d="M8500 11250h1751v-1751h4749v501">
          <text:p text:style-name="P1">TAK</text:p>
        </draw:connector>
        <draw:connector draw:style-name="gr5" draw:text-style-name="P1" draw:layer="layout" svg:x1="18cm" svg:y1="12.75cm" svg:x2="17.625cm" svg:y2="19.5cm" draw:start-shape="id3" draw:start-glue-point="7" draw:end-shape="id4" draw:end-glue-point="6" svg:d="M18000 12750h1502v6750h-1877">
          <text:p text:style-name="P1"><text:tab/><text:tab/>TAK</text:p>
        </draw:connector>
        <draw:connector draw:style-name="gr4" draw:text-style-name="P1" draw:layer="layout" svg:x1="13.5cm" svg:y1="18cm" svg:x2="5.5cm" svg:y2="14cm" draw:start-shape="id4" draw:start-glue-point="5" draw:end-shape="id2" draw:end-glue-point="6" svg:d="M13500 18000v-1999h-8000v-2001">
          <text:p/>
        </draw:connector>
        <draw:custom-shape draw:style-name="gr6" draw:text-style-name="P1" xml:id="id4" draw:id="id4" draw:layer="layout" svg:width="11cm" svg:height="3cm" svg:x="8cm" svg:y="18cm">
          <text:p text:style-name="P1">Wypisz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12cm" svg:y1="12.75cm" svg:x2="5.5cm" svg:y2="14cm" draw:start-shape="id3" draw:start-glue-point="5" draw:end-shape="id2" draw:end-glue-point="6" svg:d="M12000 12750h-1749v1752h-4751v-502">
          <text:p text:style-name="P1">NIE</text:p>
        </draw:connector>
        <draw:connector draw:style-name="gr4" draw:text-style-name="P1" draw:layer="layout" svg:x1="2.5cm" svg:y1="11.25cm" svg:x2="2cm" svg:y2="23.25cm" draw:start-shape="id2" draw:start-glue-point="5" draw:end-shape="id5" svg:d="M2500 11250h-1001v12000h501">
          <text:p/>
        </draw:connector>
        <draw:custom-shape draw:style-name="gr7" draw:text-style-name="P1" xml:id="id5" draw:id="id5" draw:layer="layout" svg:width="7.5cm" svg:height="3.5cm" svg:x="2cm" svg:y="21.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9cm" svg:height="3cm" svg:x="10.5cm" svg:y="2cm">
          <text:p text:style-name="P2"><text:span text:style-name="T1">Sschemat <text:s/>wypisuje wszystkie dwucyfrowe liczby</text:span></text:p>
          <text:p text:style-name="P2"><text:span text:style-name="T1">parzyste podzielne przez 3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3M</meta:editing-duration>
    <meta:editing-cycles>5</meta:editing-cycles>
    <meta:generator>OpenOffice/4.1.4$Win32 OpenOffice.org_project/414m4$Build-9787</meta:generator>
    <dc:date>2018-09-27T21:00:46.93</dc:date>
    <dc:creator>Kacper Szklennik</dc:creator>
    <meta:document-statistic meta:object-count="12"/>
  </office:meta>
</office:document-meta>
</file>